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nal Exam Dafe</text:p>
      <text:p text:style-name="Standard"/>
      <text:p text:style-name="Standard">Ideer: </text:p>
      <text:p text:style-name="Standard"/>
      <text:p text:style-name="Standard"/>
      <text:list xml:id="list4795441867012870946" text:style-name="L1">
        <text:list-item>
          <text:p text:style-name="P1">The leftover bin – Doner det du har til overs</text:p>
          <text:list>
            <text:list-item>
              <text:p text:style-name="P1">Deles inn i kjølerom, fryserom, klær og møbler</text:p>
            </text:list-item>
          </text:list>
        </text:list-item>
      </text:list>
      <text:p text:style-name="Standard"/>
      <text:p text:style-name="Standard">2) </text:p>
      <text:p text:style-name="Standard"/>
      <text:p text:style-name="Standard"/>
      <text:p text:style-name="Standard">Stayfull: </text:p>
      <text:p text:style-name="Standard"/>
      <text:p text:style-name="Standard">Drikk/pulver med alle næringsstoffer, finansiert av FN</text:p>
      <text:p text:style-name="Standard"/>
      <text:p text:style-name="Standard">Hjelper med FN-målene om sult</text:p>
      <text:p text:style-name="Standard"/>
      <text:p text:style-name="Standard">Produsert på en klimavennlig måte</text:p>
      <text:p text:style-name="Standard"/>
      <text:p text:style-name="Standard"/>
      <text:p text:style-name="Standard"/>
      <text:p text:style-name="Standard">Info om FN sitt mål </text:p>
      <text:p text:style-name="Standard"/>
      <text:p text:style-name="Standard">Products? </text:p>
      <text:p text:style-name="Standard"/>
      <text:p text:style-name="Standard">About us - </text:p>
      <text:p text:style-name="Standard"/>
      <text:p text:style-name="Standard">Contact us - </text:p>
      <text:p text:style-name="Standard"/>
      <text:p text:style-name="Standard"/>
      <text:p text:style-name="Standard">14:40 fra atavanger dy543</text:p>
      <text:p text:style-name="Standard"/>
      <text:p text:style-name="Standard">20F må ha 20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rten Evensen</meta:initial-creator>
    <meta:creation-date>2020-11-20T12:17:57</meta:creation-date>
    <dc:date>2020-11-21T21:46:11</dc:date>
    <dc:creator>Morten Evensen</dc:creator>
    <meta:editing-duration>P1DT9H28M14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15" meta:word-count="63" meta:character-count="338"/>
  </office:meta>
</office:document-meta>
</file>